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" svg:font-family="'Noto Sans CJK SC'"/>
    <style:font-face style:name="宋体" svg:font-family="宋体, Monospace"/>
    <style:font-face style:name="Calibri" svg:font-family="Calibri, 'DejaVu Sans'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.741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Calibri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文件搜索命令：find 【文件目录】【-name】【匹配项】——搜索名字符合条件的匹配项——表示精确搜索，如果要模糊搜索，可以加上通配符*，？表示匹配一个任意的字符</text:p>
      <text:p text:style-name="Standard"><text:span text:style-name="T1"><text:s text:c="31"/></text:span>【-size】【匹配项】——搜索文件大小符合条件的匹配项——文件大小换算成数据块，1数据块==512字节==0.5K，例如100MB==102400k==204800，+n表示大于，-n表示小于，=n表示等于（一般很少用）</text:p>
      <text:p text:style-name="Standard"><text:span text:style-name="T1"><text:s text:c="32"/></text:span>【-user】【查找所有者符合匹配项】同理【-group】</text:p>
      <text:p text:style-name="Standard"/>
      <text:p text:style-name="Standard">根据文件属性查找</text:p>
      <text:p text:style-name="Standard">-amin 访问时间<text:span text:style-name="T1"> </text:span>access</text:p>
      <text:p text:style-name="Standard">-cmin 文件属性<text:span text:style-name="T1"> </text:span>change</text:p>
      <text:p text:style-name="Standard">-mmin 文件内容<text:span text:style-name="T1"> </text:span>modify</text:p>
      <text:p text:style-name="Standard">example：find /etc -cmin -5——在/etc下查找5分钟内被修改过的文件和目录，- 表示多长时间之内，+ 表示超过多少分钟</text:p>
      <text:p text:style-name="Standard">Example：find /etc -size +163840 -a -size -204800</text:p>
      <text:p text:style-name="Standard">——在/etc下查找大于100MB的文件</text:p>
      <text:p text:style-name="Standard">-a 两个条件同时满足</text:p>
      <text:p text:style-name="Standard">-o 两个条件同时满足一个即可</text:p>
      <text:p text:style-name="Standard">Example：find /etc -name inittab -exec ls -l {} \;</text:p>
      <text:p text:style-name="Standard">——在/etc下查找inittab文件并显示其详细信息</text:p>
      <text:p text:style-name="Standard">-exec/-ok命令{}\;对搜索结果执行操作（-ok要确认）<text:span text:style-name="T1"> </text:span></text:p>
      <text:p text:style-name="Standard">-type 根据文件类型查找</text:p>
      <text:p text:style-name="Standard">f文件<text:span text:style-name="T1"> </text:span>d目录<text:span text:style-name="T1"> </text:span>l软链接文件</text:p>
      <text:p text:style-name="Standard">-inum 根据i节点查找</text:p>
      <text:p text:style-name="Standard"/>
      <text:p text:style-name="Standard">文件搜索命令：locate</text:p>
      <text:p text:style-name="Standard">命令所在路径：/usr/bin/locate</text:p>
      <text:p text:style-name="Standard">执行权限：所有用户</text:p>
      <text:p text:style-name="Standard">语法：locate 文件名</text:p>
      <text:p text:style-name="Standard">功能描述：在文件资料库中查找文件</text:p>
      <text:p text:style-name="Standard">范例：locate inittab</text:p>
      <text:p text:style-name="Standard">不是在整个硬盘上找，而是在资料库中找，速度非常快</text:p>
      <text:p text:style-name="Standard">Locate需要安装</text:p>
      <text:p text:style-name="Standard">安装命令——apt-get install locate</text:p>
      <text:p text:style-name="Standard">更新资料库命令（没有更新无法查找，系统会定期更新）——updatedb</text:p>
      <text:p text:style-name="Standard"/>
      <text:p text:style-name="Standard">命令名称：which （whereis）</text:p>
      <text:p text:style-name="Standard">命令所在路径：/usr/bin/which</text:p>
      <text:p text:style-name="Standard">执行权限：所有用户</text:p>
      <text:p text:style-name="Standard">语法：which命令名称<text:span text:style-name="T1"> </text:span>(whiereis [命令名称])</text:p>
      <text:p text:style-name="Standard">功能描述：搜索命令所在目录及别名信息<text:span text:style-name="T1"> </text:span>（搜索命令所在目录及帮助文档路径）</text:p>
      <text:p text:style-name="Standard"/>
      <text:p text:style-name="Standard">重点：</text:p>
      <text:p text:style-name="Standard">命令名称：grep</text:p>
      <text:p text:style-name="Standard"><text:soft-page-break/>命令所在路径：/bin/grep</text:p>
      <text:p text:style-name="Standard">执行权限：所有用户<text:line-break/>语法：grep -iv [指定字符串] [文件]</text:p>
      <text:p text:style-name="Standard"/>
      <text:p text:style-name="Standard">功能描述：在文件中搜索字符串匹配的行并输出</text:p>
      <text:p text:style-name="P1">-i <text:s/>不区分大小写</text:p>
      <text:p text:style-name="P1">-v 排除指定字符串</text:p>
      <text:p text:style-name="Standard">grep -v ^# /etc/inittab 表示去掉注释行，注意^#表示行首是#的行</text:p>
      <text:p text:style-name="Standard">（Apache服务器很多文件首字母大写）</text:p>
      <text:p text:style-name="Standard"/>
      <text:p text:style-name="Standard">用户管理命令：useradd</text:p>
      <text:p text:style-name="Standard">命令名称：useradd</text:p>
      <text:p text:style-name="Standard">命令所在路径：/usr/bin/useradd</text:p>
      <text:p text:style-name="Standard">执行权限：root</text:p>
      <text:p text:style-name="Standard">语法：useradd <text:s text:c="2"/>用户名</text:p>
      <text:p text:style-name="Standard">功能描述：添加新用户</text:p>
      <text:p text:style-name="Standard">范例：$ useradd yangmi</text:p>
      <text:p text:style-name="Standard"/>
      <text:p text:style-name="Standard">命令名称：passwd</text:p>
      <text:p text:style-name="Standard">命令所在路径：/usr/bin/passwd</text:p>
      <text:p text:style-name="Standard">执行权限：所有用户<text:line-break/>语法：passwd 用户名</text:p>
      <text:p text:style-name="Standard">功能描述：设置用户密码</text:p>
      <text:p text:style-name="Standard">范例：$ passwd yangmi</text:p>
      <text:p text:style-name="Standard">*** 普通用户更改密码时，要符合密码复杂度的要求，</text:p>
      <text:p text:style-name="Standard"><text:tab/>但是root用户设置的密码复杂度不足时可以重复输入以完成密码设置</text:p>
      <text:p text:style-name="Standard"><text:tab/>普通用户只能更改自己的密码，而root可以更改任意用户的密码</text:p>
      <text:p text:style-name="Standard"/>
      <text:p text:style-name="Standard">命令名称：who</text:p>
      <text:p text:style-name="Standard">命令所在路径：/usr/bin/who</text:p>
      <text:p text:style-name="Standard">执行权限：所有用户</text:p>
      <text:p text:style-name="Standard">语法：who</text:p>
      <text:p text:style-name="Standard">功能描述：查看登陆用户信息</text:p>
      <text:p text:style-name="Standard">范例：$ who</text:p>
      <text:p text:style-name="Standard">列表项：</text:p>
      <text:p text:style-name="Standard">登陆用户名<text:tab/>登陆终端<text:tab/>tty为本地终端/pts远程终端<text:tab/>登陆时间<text:tab/>登陆主机IP地址</text:p>
      <text:p text:style-name="Standard"><text:tab/><text:tab/><text:tab/><text:tab/><text:tab/><text:tab/><text:tab/><text:tab/><text:tab/><text:tab/><text:tab/><text:tab/><text:tab/><text:tab/><text:tab/><text:tab/>（没有写表示本地登陆）</text:p>
      <text:p text:style-name="Standard"/>
      <text:p text:style-name="Standard">命令名称：w</text:p>
      <text:p text:style-name="Standard">命令所在路径：/usr/bin/w</text:p>
      <text:p text:style-name="Standard">执行权限：所有用户</text:p>
      <text:p text:style-name="Standard">语法：w</text:p>
      <text:p text:style-name="Standard">功能描述：查看登陆用户详细信息——可以了解服务器整个的资源的使用情况</text:p>
      <text:p text:style-name="Standard"><text:soft-page-break/>范例：$ w</text:p>
      <text:p text:style-name="Standard">各项分别是：</text:p>
      <text:p text:style-name="Standard">当前系统时间<text:tab/>linux已经连续运行的时间（命令：uptime）<text:tab/>当前总共有几个用户登录<text:tab/>系统负载值（判断服务器负载情况是怎么样的）<text:tab/>IDLE表示空闲时间（用户登录之后无操作时开始累计）<text:tab/>PCPU表示当前登陆过来执行的操作占用的时间<text:tab/>WHAT表示执行了什么命令<text:tab/>JCPU表示用户命令占用的CPU是时间，如果时间过长，可能是在执行搜索命令等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" svg:font-family="'Noto Sans CJK SC'"/>
    <style:font-face style:name="宋体" svg:font-family="宋体, Monospace"/>
    <style:font-face style:name="Calibri" svg:font-family="Calibri, 'DejaVu Sans'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'DejaVu Sans'" style:font-family-generic="swiss" fo:font-size="10.5pt" fo:language="en" fo:country="US" style:letter-kerning="true" style:font-name-asian="宋体" style:font-family-asian="宋体, Monospac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dex_20__28_user_29_" style:display-name="Index (user)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orphans="0" fo:widows="0" fo:hyphenation-ladder-count="no-limit" fo:keep-with-next="always"/>
      <style:text-properties style:font-name="Liberation Sans1" fo:font-family="'Liberation Sans'" style:font-family-generic="swiss" fo:font-size="14pt" style:font-name-asian="Noto Sans CJK SC" style:font-family-asian="'Noto Sans CJK SC'" style:font-size-asian="14pt" style:font-name-complex="Noto Sans CJK SC" style:font-family-complex="'Noto Sans CJK SC'" style:font-size-complex="14pt" style:language-complex="ar" style:country-complex="SA" fo:hyphenate="false" fo:hyphenation-remain-char-count="2" fo:hyphenation-push-char-count="2"/>
    </style:style>
    <style:style style:name="默认段落字体" style:family="text"/>
    <style:style style:name="默认段落字体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ojunbin</meta:initial-creator>
    <meta:creation-date>2018-11-27T09:47:00</meta:creation-date>
    <dc:date>2019-03-07T18:46:35.971529297</dc:date>
    <meta:editing-cycles>8</meta:editing-cycles>
    <meta:editing-duration>P24DT8H21M51S</meta:editing-duration>
    <meta:generator>LibreOffice/6.0.7.3$Linux_X86_64 LibreOffice_project/00m0$Build-3</meta:generator>
    <meta:document-statistic meta:table-count="0" meta:image-count="0" meta:object-count="0" meta:page-count="3" meta:paragraph-count="74" meta:word-count="1132" meta:character-count="1794" meta:non-whitespace-character-count="1638"/>
    <meta:user-defined meta:name="KSOProductBuildVer">2052-10.1.0.6757</meta:user-defined>
  </office:meta>
</office:document-meta>
</file>